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aae6ff" draw:fill-color="#00b4ff" fo:padding-top="-0.05cm" fo:padding-bottom="-0.05cm" fo:padding-left="-0.05cm" fo:padding-right="-0.05cm"/>
    </style:style>
    <style:style style:name="gr2" style:family="graphic" style:parent-style-name="standard">
      <style:graphic-properties svg:stroke-width="0cm" svg:stroke-color="#000000" draw:fill-color="#000000" fo:padding-top="-0.05cm" fo:padding-bottom="-0.05cm" fo:padding-left="-0.05cm" fo:padding-right="-0.05cm"/>
    </style:style>
    <style:style style:name="gr3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4" style:family="graphic" style:parent-style-name="standard">
      <style:graphic-properties svg:stroke-width="0cm" svg:stroke-color="#aae6ff" draw:fill-color="#005a80" fo:padding-top="-0.05cm" fo:padding-bottom="-0.05cm" fo:padding-left="-0.05cm" fo:padding-right="-0.05cm"/>
    </style:style>
    <style:style style:name="gr5" style:family="graphic" style:parent-style-name="standard">
      <style:graphic-properties svg:stroke-width="0.03cm" draw:fill="none" draw:fill-color="#ffffff" fo:padding-top="-0.035cm" fo:padding-bottom="-0.035cm" fo:padding-left="-0.035cm" fo:padding-right="-0.035cm"/>
    </style:style>
    <style:style style:name="gr6" style:family="graphic" style:parent-style-name="standard">
      <style:graphic-properties svg:stroke-width="0cm" svg:stroke-color="#aae6ff" draw:fill-color="#0096d4" fo:padding-top="-0.05cm" fo:padding-bottom="-0.05cm" fo:padding-left="-0.05cm" fo:padding-right="-0.05cm"/>
    </style:style>
    <style:style style:name="gr7" style:family="graphic" style:parent-style-name="standard">
      <style:graphic-properties svg:stroke-width="0cm" svg:stroke-color="#aae6ff" draw:fill-color="#2caca1" fo:padding-top="-0.05cm" fo:padding-bottom="-0.05cm" fo:padding-left="-0.05cm" fo:padding-right="-0.05cm"/>
    </style:style>
    <style:style style:name="gr8" style:family="graphic" style:parent-style-name="standard">
      <style:graphic-properties svg:stroke-width="0cm" svg:stroke-color="#aae6ff" draw:fill-color="#81cec7" fo:padding-top="-0.05cm" fo:padding-bottom="-0.05cm" fo:padding-left="-0.05cm" fo:padding-right="-0.05cm"/>
    </style:style>
    <style:style style:name="gr9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  <style:style style:name="gr10" style:family="graphic" style:parent-style-name="standard">
      <style:graphic-properties svg:stroke-width="0cm" svg:stroke-color="#e4405c" draw:fill-color="#e4405c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1.978cm" svg:y="-5cm"/>
          <draw:glue-point draw:id="5" svg:x="5cm" svg:y="-5cm"/>
          <draw:glue-point draw:id="6" svg:x="1.511cm" svg:y="-5cm"/>
          <draw:glue-point draw:id="7" svg:x="-4.99cm" svg:y="5cm"/>
          <draw:glue-point draw:id="8" svg:x="2.499cm" svg:y="5cm"/>
          <draw:glue-point draw:id="9" svg:x="-1.245cm" svg:y="5cm"/>
          <draw:glue-point draw:id="10" svg:x="-5cm" svg:y="-1.711cm"/>
          <draw:glue-point draw:id="11" svg:x="-5cm" svg:y="1.645cm"/>
          <draw:glue-point draw:id="12" svg:x="5cm" svg:y="1.544cm"/>
          <draw:glue-point draw:id="13" svg:x="5cm" svg:y="-1.728cm"/>
          <draw:glue-point draw:id="14" svg:x="0.08cm" svg:y="-0.025cm"/>
          <draw:polygon draw:style-name="gr1" draw:layer="layout" svg:width="2.692cm" svg:height="0.658cm" svg:x="0cm" svg:y="0cm" svg:viewBox="0 0 2693 659" draw:points="0,659 813,0 2693,0 2019,659">
            <text:p/>
          </draw:polygon>
          <draw:polygon draw:style-name="gr2" draw:layer="layout" svg:width="0.712cm" svg:height="0.15cm" svg:x="1.34cm" svg:y="0.297cm" svg:viewBox="0 0 713 151" draw:points="505,50 556,0 713,71 438,151 500,68 0,68 17,50">
            <text:p/>
          </draw:polygon>
          <draw:polygon draw:style-name="gr2" draw:layer="layout" svg:width="0.736cm" svg:height="0.152cm" svg:x="0.809cm" svg:y="0.105cm" svg:viewBox="0 0 737 153" draw:points="737,74 718,92 208,92 131,153 0,88 301,0 226,74">
            <text:p/>
          </draw:polygon>
          <draw:polygon draw:style-name="gr2" draw:layer="layout" svg:width="0.744cm" svg:height="0.15cm" svg:x="0.523cm" svg:y="0.389cm" svg:viewBox="0 0 745 151" draw:points="742,74 724,93 214,93 136,151 0,86 308,0 239,74 745,74">
            <text:p/>
          </draw:polygon>
          <draw:polygon draw:style-name="gr2" draw:layer="layout" svg:width="0.717cm" svg:height="0.147cm" svg:x="1.624cm" svg:y="0.061cm" svg:viewBox="0 0 718 148" draw:points="511,50 561,0 718,68 442,148 502,68 0,68 17,50">
            <text:p/>
          </draw:polygon>
          <draw:polygon draw:style-name="gr3" draw:layer="layout" svg:width="0.707cm" svg:height="0.138cm" svg:x="1.327cm" svg:y="0.315cm" svg:viewBox="0 0 708 139" draw:points="521,50 571,0 708,59 433,139 503,68 0,68 18,50">
            <text:p/>
          </draw:polygon>
          <draw:polygon draw:style-name="gr3" draw:layer="layout" svg:width="0.707cm" svg:height="0.138cm" svg:x="0.821cm" svg:y="0.127cm" svg:viewBox="0 0 708 139" draw:points="708,70 689,88 186,88 136,139 0,79 274,0 204,70">
            <text:p/>
          </draw:polygon>
          <draw:polygon draw:style-name="gr4" draw:layer="layout" svg:width="0.673cm" svg:height="1.298cm" svg:x="2.019cm" svg:y="0.003cm" svg:viewBox="0 0 674 1299" draw:points="0,1299 674,628 674,0 0,657">
            <text:p/>
          </draw:polygon>
          <draw:polygon draw:style-name="gr3" draw:layer="layout" svg:width="0.707cm" svg:height="0.138cm" svg:x="0.538cm" svg:y="0.411cm" svg:viewBox="0 0 708 139" draw:points="708,70 689,88 186,88 136,139 0,79 274,0 204,70">
            <text:p/>
          </draw:polygon>
          <draw:polygon draw:style-name="gr3" draw:layer="layout" svg:width="0.707cm" svg:height="0.138cm" svg:x="1.614cm" svg:y="0.078cm" svg:viewBox="0 0 708 139" draw:points="521,50 571,0 708,59 433,139 503,68 0,68 18,50">
            <text:p/>
          </draw:polygon>
          <draw:line draw:style-name="gr5" draw:layer="layout" svg:x1="2.103cm" svg:y1="0.149cm" svg:x2="2.04cm" svg:y2="0.212cm">
            <text:p/>
          </draw:line>
          <draw:line draw:style-name="gr5" draw:layer="layout" svg:x1="1.814cm" svg:y1="0.388cm" svg:x2="1.751cm" svg:y2="0.451cm">
            <text:p/>
          </draw:line>
          <draw:line draw:style-name="gr5" draw:layer="layout" svg:x1="1.355cm" svg:y1="0.356cm" svg:x2="1.324cm" svg:y2="0.382cm">
            <text:p/>
          </draw:line>
          <draw:line draw:style-name="gr5" draw:layer="layout" svg:x1="1.643cm" svg:y1="0.117cm" svg:x2="1.615cm" svg:y2="0.143cm">
            <text:p/>
          </draw:line>
          <draw:polygon draw:style-name="gr6" draw:layer="layout" svg:width="2.016cm" svg:height="0.654cm" svg:x="0.003cm" svg:y="0.658cm" svg:viewBox="0 0 2017 655" draw:points="2017,651 2017,0 0,0 0,655">
            <text:p/>
          </draw:polygon>
          <draw:polygon draw:style-name="gr7" draw:layer="layout" svg:width="0.673cm" svg:height="1.323cm" svg:x="2.019cm" svg:y="0.677cm" svg:viewBox="0 0 674 1324" draw:points="0,1324 674,632 674,0 0,669">
            <text:p/>
          </draw:polygon>
          <draw:polygon draw:style-name="gr8" draw:layer="layout" svg:width="2.016cm" svg:height="0.654cm" svg:x="0.003cm" svg:y="1.346cm" svg:viewBox="0 0 2017 655" draw:points="0,655 2017,655 2017,0 0,0">
            <text:p/>
          </draw:polygon>
          <draw:polygon draw:style-name="gr3" draw:layer="layout" svg:width="0.519cm" svg:height="0.102cm" svg:x="0.229cm" svg:y="0.955cm" svg:viewBox="0 0 520 103" draw:points="520,34 142,34 142,0 0,51 142,103 142,68 520,68">
            <text:p/>
          </draw:polygon>
          <draw:polygon draw:style-name="gr3" draw:layer="layout" svg:width="0.287cm" svg:height="0.184cm" svg:x="0.864cm" svg:y="1.098cm" svg:viewBox="0 0 288 185" draw:points="97,0 97,134 0,134 143,185 288,134 190,134 190,0">
            <text:p/>
          </draw:polygon>
          <draw:polygon draw:style-name="gr3" draw:layer="layout" svg:width="0.287cm" svg:height="0.184cm" svg:x="0.864cm" svg:y="0.734cm" svg:viewBox="0 0 288 185" draw:points="97,185 97,50 0,50 143,0 288,50 190,50 190,185">
            <text:p/>
          </draw:polygon>
          <draw:polygon draw:style-name="gr3" draw:layer="layout" svg:width="0.518cm" svg:height="0.102cm" svg:x="1.266cm" svg:y="0.955cm" svg:viewBox="0 0 519 103" draw:points="0,68 377,68 377,103 519,51 377,0 377,34 0,34">
            <text:p/>
          </draw:polygon>
          <draw:path draw:style-name="gr9" draw:layer="layout" svg:width="1.221cm" svg:height="0.431cm" svg:x="0.405cm" svg:y="0.794cm" svg:viewBox="0 0 1222 432" svg:d="m1209 427c-70 26-396-47-726-163s-539-232-469-259c71-25 396 47 726 163s540 232 469 259">
            <text:p/>
          </draw:path>
          <draw:path draw:style-name="gr9" draw:layer="layout" svg:width="1.218cm" svg:height="0.433cm" svg:x="0.392cm" svg:y="0.793cm" svg:viewBox="0 0 1219 434" svg:d="m1203 5c75 25-131 140-459 257-328 118-654 192-729 167s131-141 459-258c327-117 654-191 729-166">
            <text:p/>
          </draw:path>
          <draw:path draw:style-name="gr10" draw:layer="layout" svg:width="0.549cm" svg:height="0.195cm" svg:x="0.729cm" svg:y="0.906cm" svg:viewBox="0 0 550 196" svg:d="m432 178c125-31 155-92 68-137-88-43-259-54-384-23-123 31-153 91-67 136 87 44 258 55 383 2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Workgroup Fibre Channel intelligent switch</dc:title>
    <meta:creation-date>2011-02-07T16:34:40</meta:creation-date>
    <meta:editing-duration>P0D</meta:editing-duration>
    <meta:editing-cycles>1</meta:editing-cycles>
    <meta:document-statistic meta:object-count="25"/>
    <meta:generator>OpenOffice.org/3.3$Linux OpenOffice.org_project/330m20$Build-9567</meta:generator>
  </office:meta>
</office:document-meta>
</file>